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roman" svg:panose-1="0 0 0 0 0 0 0 0 0 0"/>
    <style:font-face style:name="Times New Roman" svg:font-family="Times New Roman" style:font-family-generic="roman" style:font-pitch="variable" svg:panose-1="2 2 6 3 5 4 5 2 3 4"/>
    <style:font-face style:name="Aptos Display" svg:font-family="Aptos Display" style:font-family-generic="roman" svg:panose-1="0 0 0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space"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space"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space"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space"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space"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space"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space"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space"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in" text:min-label-width="0.25in" text:list-level-position-and-space-mode="label-alignment">
          <style:list-level-label-alignment text:label-followed-by="space" fo:margin-left="1.25in" fo:text-indent="-0.25in"/>
        </style:list-level-properties>
        <style:text-properties style:font-name="Courier New"/>
      </text:list-level-style-bullet>
      <text:list-level-style-bullet text:level="2" text:style-name="WW_CharLFO12LVL2" text:bullet-char="o">
        <style:list-level-properties text:space-before="1.5in" text:min-label-width="0.25in" text:list-level-position-and-space-mode="label-alignment">
          <style:list-level-label-alignment text:label-followed-by="space"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space"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space"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space"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space"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space"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space"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space" fo:margin-left="5.2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6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2" text:style-name="WW_CharLFO21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Listenabsatz" style:list-style-name="LFO1" style:family="paragraph">
      <style:text-properties fo:color="#FF0000"/>
    </style:style>
    <style:style style:name="P4" style:parent-style-name="Standard" style:family="paragraph">
      <style:text-properties fo:font-weight="bold" style:font-weight-asian="bold" style:font-weight-complex="bold"/>
    </style:style>
    <style:style style:name="P5" style:parent-style-name="Standard" style:family="paragraph">
      <style:paragraph-properties fo:margin-top="0.0694in" fo:margin-bottom="0.0694in" fo:background-color="#FEFEFE"/>
    </style:style>
    <style:style style:name="T6" style:parent-style-name="Absatz-Standardschriftart" style:family="text">
      <style:text-properties style:font-name="Arial" style:font-name-complex="Arial" fo:font-weight="bold" style:font-weight-asian="bold" style:font-weight-complex="bold" fo:color="#000000" fo:font-size="18pt" style:font-size-asian="18pt" style:font-size-complex="18pt"/>
    </style:style>
    <style:style style:name="T7" style:parent-style-name="Absatz-Standardschriftart" style:family="text">
      <style:text-properties style:font-name="Arial" style:font-name-complex="Arial" fo:font-weight="bold" style:font-weight-asian="bold" style:font-weight-complex="bold" fo:font-style="italic" style:font-style-asian="italic" style:font-style-complex="italic" fo:color="#000000" fo:font-size="18pt" style:font-size-asian="18pt" style:font-size-complex="18pt"/>
    </style:style>
    <style:style style:name="P8" style:parent-style-name="StandardWeb" style:family="paragraph">
      <style:paragraph-properties fo:background-color="#FEFEFE"/>
      <style:text-properties style:font-name="Arial" style:font-name-complex="Arial" fo:color="#000000"/>
    </style:style>
    <style:style style:name="P9" style:parent-style-name="StandardWeb" style:family="paragraph">
      <style:paragraph-properties fo:background-color="#FEFEFE"/>
      <style:text-properties style:font-name="Arial" style:font-name-complex="Arial" fo:color="#000000"/>
    </style:style>
    <style:style style:name="P10" style:parent-style-name="StandardWeb" style:family="paragraph">
      <style:paragraph-properties fo:background-color="#FEFEFE"/>
      <style:text-properties style:font-name="Arial" style:font-name-complex="Arial" fo:color="#000000"/>
    </style:style>
    <style:style style:name="P11" style:parent-style-name="StandardWeb" style:family="paragraph">
      <style:paragraph-properties fo:background-color="#FEFEFE"/>
      <style:text-properties style:font-name="Arial" style:font-name-complex="Arial" fo:color="#000000"/>
    </style:style>
    <style:style style:name="P12" style:parent-style-name="StandardWeb" style:family="paragraph">
      <style:paragraph-properties fo:background-color="#FEFEFE"/>
      <style:text-properties style:font-name="Arial" style:font-name-complex="Arial" fo:color="#000000"/>
    </style:style>
    <style:style style:name="P13" style:parent-style-name="StandardWeb" style:family="paragraph">
      <style:paragraph-properties fo:background-color="#FEFEFE"/>
    </style:style>
    <style:style style:name="T14" style:parent-style-name="Absatz-Standardschriftart" style:family="text">
      <style:text-properties style:font-name="Arial" style:font-name-complex="Arial" fo:color="#000000"/>
    </style:style>
    <style:style style:name="T15" style:parent-style-name="Hervorhebung" style:family="text">
      <style:text-properties style:font-name="Arial" style:font-name-asian="Arial" style:font-name-complex="Arial" fo:color="#000000"/>
    </style:style>
    <style:style style:name="T16" style:parent-style-name="Absatz-Standardschriftart" style:family="text">
      <style:text-properties style:font-name="Arial" style:font-name-complex="Arial" fo:color="#000000"/>
    </style:style>
    <style:style style:name="T17" style:parent-style-name="Absatz-Standardschriftart" style:family="text">
      <style:text-properties style:font-name="Arial" style:font-name-complex="Arial" fo:color="#000000"/>
    </style:style>
    <style:style style:name="P18" style:parent-style-name="StandardWeb" style:list-style-name="LFO1" style:family="paragraph">
      <style:paragraph-properties fo:background-color="#FEFEFE"/>
      <style:text-properties style:font-name="Arial" style:font-name-complex="Arial" fo:color="#FF0000"/>
    </style:style>
    <style:style style:name="P19" style:parent-style-name="StandardWeb" style:family="paragraph">
      <style:paragraph-properties fo:background-color="#FEFEFE"/>
    </style:style>
    <style:style style:name="T20" style:parent-style-name="Absatz-Standardschriftart" style:family="text">
      <style:text-properties style:font-name="Arial" style:font-name-complex="Arial" fo:color="#000000"/>
    </style:style>
    <style:style style:name="T21" style:parent-style-name="Absatz-Standardschriftart" style:family="text">
      <style:text-properties style:font-name="Arial" style:font-name-complex="Arial" fo:color="#000000"/>
    </style:style>
    <style:style style:name="T22" style:parent-style-name="Hervorhebung" style:family="text">
      <style:text-properties style:font-name="Arial" style:font-name-asian="Arial" style:font-name-complex="Arial" fo:color="#000000"/>
    </style:style>
    <style:style style:name="T23" style:parent-style-name="Absatz-Standardschriftart" style:family="text">
      <style:text-properties style:font-name="Arial" style:font-name-complex="Arial" fo:color="#000000"/>
    </style:style>
    <style:style style:name="T24" style:parent-style-name="Hervorhebung" style:family="text">
      <style:text-properties style:font-name="Arial" style:font-name-asian="Arial" style:font-name-complex="Arial" fo:color="#000000"/>
    </style:style>
    <style:style style:name="T25" style:parent-style-name="Hervorhebung" style:family="text">
      <style:text-properties style:font-name="Arial" style:font-name-asian="Arial" style:font-name-complex="Arial" fo:color="#000000"/>
    </style:style>
    <style:style style:name="T26" style:parent-style-name="Absatz-Standardschriftart" style:family="text">
      <style:text-properties style:font-name="Arial" style:font-name-complex="Arial" fo:color="#000000"/>
    </style:style>
    <style:style style:name="T27" style:parent-style-name="Hervorhebung" style:family="text">
      <style:text-properties style:font-name="Arial" style:font-name-asian="Arial" style:font-name-complex="Arial" fo:color="#000000"/>
    </style:style>
    <style:style style:name="T28" style:parent-style-name="Absatz-Standardschriftart" style:family="text">
      <style:text-properties style:font-name="Arial" style:font-name-complex="Arial" fo:color="#000000"/>
    </style:style>
    <style:style style:name="T29" style:parent-style-name="Absatz-Standardschriftart" style:family="text">
      <style:text-properties style:font-name="Arial" style:font-name-complex="Arial" fo:color="#000000"/>
    </style:style>
    <style:style style:name="P30" style:parent-style-name="StandardWeb" style:family="paragraph">
      <style:paragraph-properties fo:background-color="#FEFEFE"/>
    </style:style>
    <style:style style:name="T31" style:parent-style-name="Fett" style:family="text">
      <style:text-properties style:font-name="Arial" style:font-name-asian="Arial" style:font-name-complex="Arial" fo:color="#000000"/>
    </style:style>
    <style:style style:name="P32" style:parent-style-name="StandardWeb" style:family="paragraph">
      <style:paragraph-properties fo:background-color="#FEFEFE"/>
    </style:style>
    <style:style style:name="T33" style:parent-style-name="Fett" style:family="text">
      <style:text-properties style:font-name="Arial" style:font-name-asian="Arial" style:font-name-complex="Arial" fo:color="#000000" fo:background-color="#FFFF00"/>
    </style:style>
    <style:style style:name="P34" style:parent-style-name="StandardWeb" style:list-style-name="LFO1" style:family="paragraph">
      <style:paragraph-properties fo:background-color="#FEFEFE"/>
      <style:text-properties style:font-name="Arial" style:font-name-complex="Arial" fo:color="#FF0000"/>
    </style:style>
    <style:style style:name="P35" style:parent-style-name="StandardWeb" style:family="paragraph">
      <style:paragraph-properties fo:background-color="#FEFEFE"/>
    </style:style>
    <style:style style:name="T36" style:parent-style-name="Fett" style:family="text">
      <style:text-properties style:font-name="Arial" style:font-name-asian="Arial" style:font-name-complex="Arial" fo:color="#000000"/>
    </style:style>
    <style:style style:name="T37" style:parent-style-name="Fett" style:family="text">
      <style:text-properties style:font-name="Arial" style:font-name-asian="Arial" style:font-name-complex="Arial" fo:color="#E74C3C"/>
    </style:style>
    <style:style style:name="T38" style:parent-style-name="Absatz-Standardschriftart" style:family="text">
      <style:text-properties style:font-name="Arial" style:font-name-complex="Arial" fo:color="#000000"/>
    </style:style>
    <style:style style:name="T39" style:parent-style-name="Absatz-Standardschriftart" style:family="text">
      <style:text-properties style:font-name="Arial" style:font-name-complex="Arial" fo:color="#000000"/>
    </style:style>
    <style:style style:name="P40" style:parent-style-name="StandardWeb" style:family="paragraph">
      <style:paragraph-properties fo:background-color="#FEFEFE"/>
    </style:style>
    <style:style style:name="T41" style:parent-style-name="Absatz-Standardschriftart" style:family="text">
      <style:text-properties style:font-name="Arial" style:font-name-complex="Arial" fo:color="#000000"/>
    </style:style>
    <style:style style:name="T42" style:parent-style-name="Hervorhebung" style:family="text">
      <style:text-properties style:font-name="Arial" style:font-name-asian="Arial" style:font-name-complex="Arial" fo:color="#000000"/>
    </style:style>
    <style:style style:name="T43" style:parent-style-name="Hervorhebung" style:family="text">
      <style:text-properties style:font-name="Arial" style:font-name-asian="Arial" style:font-name-complex="Arial" fo:color="#000000"/>
    </style:style>
    <style:style style:name="T44" style:parent-style-name="Absatz-Standardschriftart" style:family="text">
      <style:text-properties style:font-name="Arial" style:font-name-complex="Arial" fo:color="#000000"/>
    </style:style>
    <style:style style:name="P45" style:parent-style-name="StandardWeb" style:list-style-name="LFO1" style:family="paragraph">
      <style:paragraph-properties fo:background-color="#FEFEFE"/>
      <style:text-properties style:font-name="Arial" style:font-name-complex="Arial" fo:color="#FF0000"/>
    </style:style>
    <style:style style:name="P46" style:parent-style-name="Standard" style:family="paragraph">
      <style:paragraph-properties fo:margin-top="0.0694in" fo:margin-bottom="0.0694in" fo:background-color="#FEFEFE"/>
      <style:text-properties style:font-name="Arial" style:font-name-complex="Arial" fo:font-weight="bold" style:font-weight-asian="bold" style:font-weight-complex="bold" fo:color="#000000" fo:font-size="18pt" style:font-size-asian="18pt" style:font-size-complex="18pt"/>
    </style:style>
    <style:style style:name="P47" style:parent-style-name="Standard" style:family="paragraph">
      <style:paragraph-properties fo:margin-top="0.0694in" fo:margin-bottom="0.0694in" fo:background-color="#FEFEFE"/>
      <style:text-properties style:font-name="Arial" style:font-name-complex="Arial" fo:color="#000000"/>
    </style:style>
    <style:style style:name="P48" style:parent-style-name="Listenabsatz" style:list-style-name="LFO2" style:family="paragraph">
      <style:paragraph-properties fo:margin-top="0.0694in" fo:margin-bottom="0.0694in" fo:background-color="#FEFEFE"/>
      <style:text-properties style:font-name="Arial" style:font-name-complex="Arial" fo:font-weight="bold" style:font-weight-asian="bold" style:font-weight-complex="bold" fo:color="#000000" fo:font-size="13.5pt" style:font-size-asian="13.5pt" style:font-size-complex="13.5pt"/>
    </style:style>
    <style:style style:name="P49" style:parent-style-name="StandardWeb" style:list-style-name="LFO1" style:family="paragraph">
      <style:paragraph-properties fo:background-color="#FEFEFE"/>
      <style:text-properties style:font-name="Arial" style:font-name-complex="Arial" fo:color="#FF0000"/>
    </style:style>
    <style:style style:name="P50" style:parent-style-name="StandardWeb" style:list-style-name="LFO3" style:family="paragraph">
      <style:paragraph-properties fo:margin-left="0.75in" fo:background-color="#FEFEFE">
        <style:tab-stops>
          <style:tab-stop style:type="left" style:position="-0.25in"/>
        </style:tab-stops>
      </style:paragraph-properties>
      <style:text-properties style:font-name="Arial" style:font-name-complex="Arial" fo:color="#000000"/>
    </style:style>
    <style:style style:name="P51" style:parent-style-name="Standard" style:list-style-name="LFO4" style:family="paragraph">
      <style:paragraph-properties fo:margin-bottom="0.1666in" fo:margin-left="0.75in" fo:background-color="#FEFEFE">
        <style:tab-stops>
          <style:tab-stop style:type="left" style:position="-0.25in"/>
        </style:tab-stops>
      </style:paragraph-properties>
      <style:text-properties style:font-name="Arial" style:font-name-complex="Arial" fo:color="#000000"/>
    </style:style>
    <style:style style:name="P52" style:parent-style-name="Standard" style:list-style-name="LFO5" style:family="paragraph">
      <style:paragraph-properties fo:margin-bottom="0.1666in" fo:margin-left="0.75in" fo:background-color="#FEFEFE">
        <style:tab-stops>
          <style:tab-stop style:type="left" style:position="-0.25in"/>
        </style:tab-stops>
      </style:paragraph-properties>
    </style:style>
    <style:style style:name="T53" style:parent-style-name="Absatz-Standardschriftart" style:family="text">
      <style:text-properties style:font-name="Arial" style:font-name-complex="Arial" fo:color="#000000"/>
    </style:style>
    <style:style style:name="T54" style:parent-style-name="Absatz-Standardschriftart" style:family="text">
      <style:text-properties style:font-name="Arial" style:font-name-complex="Arial" fo:color="#000000"/>
    </style:style>
    <style:style style:name="T55" style:parent-style-name="Absatz-Standardschriftart" style:family="text">
      <style:text-properties style:font-name="Arial" style:font-name-complex="Arial" fo:color="#000000"/>
    </style:style>
    <style:style style:name="T56" style:parent-style-name="Hervorhebung" style:family="text">
      <style:text-properties style:font-name="Arial" style:font-name-asian="Arial" style:font-name-complex="Arial" fo:color="#000000"/>
    </style:style>
    <style:style style:name="T57" style:parent-style-name="Absatz-Standardschriftart" style:family="text">
      <style:text-properties style:font-name="Arial" style:font-name-complex="Arial" fo:color="#000000"/>
    </style:style>
    <style:style style:name="T58" style:parent-style-name="Absatz-Standardschriftart" style:family="text">
      <style:text-properties style:font-name="Arial" style:font-name-complex="Arial" fo:color="#000000"/>
    </style:style>
    <style:style style:name="P59" style:parent-style-name="Standard" style:list-style-name="LFO6" style:family="paragraph">
      <style:paragraph-properties fo:margin-left="0.75in" fo:background-color="#FEFEFE">
        <style:tab-stops>
          <style:tab-stop style:type="left" style:position="-0.25in"/>
        </style:tab-stops>
      </style:paragraph-properties>
      <style:text-properties style:font-name="Arial" style:font-name-complex="Arial" fo:color="#000000"/>
    </style:style>
    <style:style style:name="P60" style:parent-style-name="Standard" style:family="paragraph">
      <style:paragraph-properties fo:margin-left="0.75in" fo:background-color="#FEFEFE">
        <style:tab-stops/>
      </style:paragraph-properties>
      <style:text-properties style:font-name="Arial" style:font-name-complex="Arial" fo:color="#000000"/>
    </style:style>
    <style:style style:name="P61" style:parent-style-name="Überschrift3" style:family="paragraph">
      <style:paragraph-properties fo:text-indent="0.4916in" fo:background-color="#FEFEFE"/>
      <style:text-properties style:font-name="Arial" style:font-name-complex="Arial" fo:font-weight="bold" style:font-weight-asian="bold" style:font-weight-complex="bold" fo:color="#000000"/>
    </style:style>
    <style:style style:name="P62" style:parent-style-name="StandardWeb" style:list-style-name="LFO1" style:family="paragraph">
      <style:paragraph-properties fo:background-color="#FEFEFE"/>
      <style:text-properties style:font-name="Arial" style:font-name-complex="Arial" fo:color="#FF0000"/>
    </style:style>
    <style:style style:name="P63" style:parent-style-name="StandardWeb" style:family="paragraph">
      <style:paragraph-properties fo:margin-left="0.5in" fo:background-color="#FEFEFE">
        <style:tab-stops/>
      </style:paragraph-properties>
      <style:text-properties style:font-name="Arial" style:font-name-complex="Arial" fo:color="#FF0000"/>
    </style:style>
    <style:style style:name="P64" style:parent-style-name="StandardWeb" style:list-style-name="LFO12" style:family="paragraph">
      <style:paragraph-properties fo:background-color="#FEFEFE"/>
      <style:text-properties style:font-name="Arial" style:font-name-complex="Arial" fo:color="#000000"/>
    </style:style>
    <style:style style:name="P65" style:parent-style-name="Listenabsatz" style:list-style-name="LFO12" style:family="paragraph">
      <style:paragraph-properties fo:background-color="#FEFEFE"/>
    </style:style>
    <style:style style:name="T66" style:parent-style-name="Absatz-Standardschriftart" style:family="text">
      <style:text-properties style:font-name="Arial" style:font-name-complex="Arial" fo:color="#000000" fo:background-color="#FFFF00"/>
    </style:style>
    <style:style style:name="T67" style:parent-style-name="Absatz-Standardschriftart" style:family="text">
      <style:text-properties style:font-name="Arial" style:font-name-complex="Arial" fo:color="#000000" fo:background-color="#FFFF00"/>
    </style:style>
    <style:style style:name="T68" style:parent-style-name="Absatz-Standardschriftart" style:family="text">
      <style:text-properties style:font-name="Arial" style:font-name-complex="Arial" fo:color="#000000"/>
    </style:style>
    <style:style style:name="T69" style:parent-style-name="Absatz-Standardschriftart" style:family="text">
      <style:text-properties style:font-name="Arial" style:font-name-complex="Arial" fo:color="#000000"/>
    </style:style>
    <style:style style:name="P70" style:parent-style-name="Überschrift3" style:family="paragraph">
      <style:paragraph-properties fo:margin-left="0.0083in" fo:text-indent="0.4916in" fo:background-color="#FEFEFE">
        <style:tab-stops/>
      </style:paragraph-properties>
      <style:text-properties style:font-name="Arial" style:font-name-complex="Arial" fo:font-weight="bold" style:font-weight-asian="bold" style:font-weight-complex="bold" fo:color="#000000"/>
    </style:style>
    <style:style style:name="P71" style:parent-style-name="StandardWeb" style:list-style-name="LFO1" style:family="paragraph">
      <style:paragraph-properties fo:background-color="#FEFEFE"/>
      <style:text-properties style:font-name="Arial" style:font-name-complex="Arial" fo:color="#FF0000"/>
    </style:style>
    <style:style style:name="P72" style:parent-style-name="StandardWeb" style:list-style-name="LFO11" style:family="paragraph">
      <style:paragraph-properties fo:background-color="#FEFEFE"/>
      <style:text-properties style:font-name="Arial" style:font-name-complex="Arial" fo:color="#000000"/>
    </style:style>
    <style:style style:name="P73" style:parent-style-name="Standard" style:list-style-name="LFO11" style:family="paragraph">
      <style:paragraph-properties fo:background-color="#FEFEFE"/>
      <style:text-properties style:font-name="Arial" style:font-name-complex="Arial" fo:color="#000000"/>
    </style:style>
    <style:style style:name="P74" style:parent-style-name="Überschrift3" style:family="paragraph">
      <style:paragraph-properties fo:text-indent="0.4916in" fo:background-color="#FEFEFE"/>
      <style:text-properties style:font-name="Arial" style:font-name-complex="Arial" fo:font-weight="bold" style:font-weight-asian="bold" style:font-weight-complex="bold" fo:color="#000000"/>
    </style:style>
    <style:style style:name="P75" style:parent-style-name="StandardWeb" style:list-style-name="LFO1" style:family="paragraph">
      <style:paragraph-properties fo:background-color="#FEFEFE"/>
      <style:text-properties style:font-name="Arial" style:font-name-complex="Arial" fo:color="#FF0000"/>
    </style:style>
    <style:style style:name="P76" style:parent-style-name="StandardWeb" style:list-style-name="LFO15" style:family="paragraph">
      <style:paragraph-properties fo:background-color="#FEFEFE"/>
      <style:text-properties style:font-name="Arial" style:font-name-complex="Arial" fo:color="#000000"/>
    </style:style>
    <style:style style:name="P77" style:parent-style-name="StandardWeb" style:list-style-name="LFO15" style:family="paragraph">
      <style:paragraph-properties fo:background-color="#FEFEFE"/>
      <style:text-properties style:font-name="Arial" style:font-name-complex="Arial" fo:color="#000000"/>
    </style:style>
    <style:style style:name="P78" style:parent-style-name="Überschrift3" style:family="paragraph">
      <style:paragraph-properties fo:text-indent="0.4916in" fo:background-color="#FEFEFE"/>
      <style:text-properties style:font-name="Arial" style:font-name-complex="Arial" fo:font-weight="bold" style:font-weight-asian="bold" style:font-weight-complex="bold" fo:color="#000000"/>
    </style:style>
    <style:style style:name="P79" style:parent-style-name="StandardWeb" style:list-style-name="LFO1" style:family="paragraph">
      <style:paragraph-properties fo:background-color="#FEFEFE"/>
      <style:text-properties style:font-name="Arial" style:font-name-complex="Arial" fo:color="#FF0000"/>
    </style:style>
    <style:style style:name="P80" style:parent-style-name="StandardWeb" style:list-style-name="LFO19" style:family="paragraph">
      <style:paragraph-properties fo:background-color="#FEFEFE"/>
      <style:text-properties style:font-name="Arial" style:font-name-complex="Arial" fo:color="#000000"/>
    </style:style>
    <style:style style:name="P81" style:parent-style-name="Standard" style:list-style-name="LFO19" style:family="paragraph">
      <style:paragraph-properties fo:background-color="#FEFEFE"/>
      <style:text-properties style:font-name="Arial" style:font-name-complex="Arial" fo:color="#000000"/>
    </style:style>
    <style:style style:name="P82" style:parent-style-name="Standard" style:family="paragraph">
      <style:paragraph-properties fo:background-color="#FEFEFE"/>
      <style:text-properties style:font-name="Arial" style:font-name-complex="Arial" fo:color="#000000"/>
    </style:style>
    <style:style style:name="P83" style:parent-style-name="Überschrift3" style:family="paragraph">
      <style:paragraph-properties fo:text-indent="0.4916in" fo:background-color="#FEFEFE"/>
      <style:text-properties style:font-name="Arial" style:font-name-complex="Arial" fo:font-weight="bold" style:font-weight-asian="bold" style:font-weight-complex="bold" fo:color="#000000"/>
    </style:style>
    <style:style style:name="P84" style:parent-style-name="Listenabsatz" style:list-style-name="LFO1" style:family="paragraph">
      <style:paragraph-properties fo:background-color="#FEFEFE"/>
      <style:text-properties style:font-name="Arial" style:font-name-complex="Arial" fo:color="#FF0000"/>
    </style:style>
    <style:style style:name="P85" style:parent-style-name="StandardWeb" style:list-style-name="LFO21" style:family="paragraph">
      <style:paragraph-properties fo:background-color="#FEFEFE"/>
      <style:text-properties style:font-name="Arial" style:font-name-complex="Arial" fo:color="#000000"/>
    </style:style>
    <style:style style:name="P86" style:parent-style-name="StandardWeb" style:list-style-name="LFO21" style:family="paragraph">
      <style:paragraph-properties fo:background-color="#FEFEFE"/>
      <style:text-properties style:font-name="Arial" style:font-name-complex="Arial" fo:color="#000000"/>
    </style:style>
    <style:style style:name="P87" style:parent-style-name="StandardWeb" style:list-style-name="LFO21" style:family="paragraph">
      <style:paragraph-properties fo:background-color="#FEFEFE"/>
    </style:style>
    <style:style style:name="T88" style:parent-style-name="Fett" style:family="text">
      <style:text-properties style:font-name="Arial" style:font-name-asian="Arial" style:font-name-complex="Arial" fo:color="#000000"/>
    </style:style>
    <style:style style:name="T89" style:parent-style-name="Absatz-Standardschriftart" style:family="text">
      <style:text-properties style:font-name="Arial" style:font-name-complex="Arial" fo:color="#000000"/>
    </style:style>
    <style:style style:name="P90" style:parent-style-name="StandardWeb" style:family="paragraph">
      <style:paragraph-properties fo:background-color="#FEFEFE"/>
      <style:text-properties style:font-name="Arial" style:font-name-complex="Arial" fo:color="#FF0000"/>
    </style:style>
    <style:style style:name="P91" style:parent-style-name="StandardWeb" style:family="paragraph">
      <style:paragraph-properties fo:margin-left="0.5in" fo:background-color="#FEFEFE">
        <style:tab-stops/>
      </style:paragraph-properties>
      <style:text-properties style:font-name="Arial" style:font-name-complex="Arial" fo:color="#FF0000"/>
    </style:style>
    <style:style style:name="P92" style:parent-style-name="Standard" style:family="paragraph">
      <style:text-properties fo:font-weight="bold" style:font-weight-asian="bold" style:font-weight-complex="bold"/>
    </style:style>
  </office:automatic-styles>
  <office:body>
    <office:text text:use-soft-page-breaks="true">
      <text:p text:style-name="P1">Einheit 1 – Prozessmodell: Data Wrangling</text:p>
      <text:p text:style-name="P2"/>
      <text:list text:style-name="LFO1" text:continue-numbering="true">
        <text:list-item>
          <text:p text:style-name="P3">Hier: Abb_1_1_Titel_Prozessmodell.jpg –<text:s/></text:p>
        </text:list-item>
      </text:list>
      <text:p text:style-name="P4"/>
      <text:h text:style-name="P5" text:outline-level="2"><text:span text:style-name="T6">Was ist </text:span><text:span text:style-name="T7">Data Wrangling? </text:span></text:h>
      <text:p text:style-name="P8">Im Rahmen von Studien, Umfragen, Experimenten etc., erheben wir Daten, um sie anschließend bezogen auf eine Fragestellung zu analysieren.</text:p>
      <text:p text:style-name="P9">In Statistikkursen lernen Sie verschiedene statistische Analysemethoden kennen und anwenden. Hier werden meist Daten verwendet, die bereits vorbereitet sind. So könnte der Eindruck entstehen, dass Sie nach einer Erhebung gleich mit der Analyse loslegen können. </text:p>
      <text:p text:style-name="P10">In der "echten" Welt sind Daten allerdings chaotisch. Sie sind oft unvollständig (Angaben fehlen, in Datensätzen von Dritten liegen sie eventuell nur in aggregierter Form vor), noch nicht bereinigt (der Datensatz enthält Fehler oder Ausreißer) oder inkonsistent (wie Diskrepanzen bei Codes oder Bezeichnungen, z.B.: wenn Alter und Geburtsjahr nicht zusammenpassen).</text:p>
      <text:p text:style-name="P11">Je nachdem, was wir mit den Daten vorhaben, kann es sein, dass unsere Daten aus unterschiedlichen Quellen kommen. Hier haben die Forschenden vielleicht unterschiedliche Dateiformate, Bezeichnungen oder Ratingskalen verwendet.</text:p>
      <text:p text:style-name="P12">Bevor wir Rechnungen vornehmen können, um unsere Hypothesen zu überprüfen, müssen wir unsere Daten aufräumen. Wir müssen sie sortieren, bereinigen, organisieren - Doppelungen<text:s/>entfernen, fehlende Werte ersetzen oder ausschließen und/oder vorab Berechnungen vornehmen, mit denen wir später arbeiten können. Anschließend müssen wir gewissenhaft überprüfen, ob in diesem Prozess etwas schiefgegangen ist, unser Ordnungssystem plausibel<text:s/>und verständlich ist und ob die Daten noch immer die Realität widerspiegeln oder eben verfälscht wurden. Dafür sind auch inhaltliche Überlegungen nötig. Bei der Aufbereitung Ihrer Daten müssen Sie darüber nachdenken, was hinter diesen Daten steckt, was Sie mit der Erhebung beabsichtigt haben und welche Qualität die Daten haben, mit denen Sie arbeiten wollen. </text:p>
      <text:p text:style-name="P13"><text:span text:style-name="T14">Das Sprichwort </text:span><text:span text:style-name="T15">"Garbage in, garbage out"</text:span><text:span text:style-name="T16">, welches ursprünglich verwendet wurde um zu beschreiben, dass ein Computer nicht von sich aus gute Ergebniss</text:span><text:span text:style-name="T17">e produziert, sondern gute Befehle und korrekte Eingaben benötigt, kann hier ebenfalls angewendet werden - auf der Grundlage einer mangelhaften Datenbasis können Sie keine hochwertigen Ergebnisse erzielen.</text:span></text:p>
      <text:list text:style-name="LFO1" text:continue-numbering="true">
        <text:list-item>
          <text:p text:style-name="P18">Hier Abb_1_2_Garbage_in_Garbage_out.jpg –<text:s/></text:p>
        </text:list-item>
      </text:list>
      <text:p text:style-name="P19"><text:span text:style-name="T20">Data Wr</text:span><text:span text:style-name="T21">angling bezeichnet den Prozess der Aufbereitung von Rohdaten zur anschließenden Analyse. Je nachdem, in welchem Fachbereich Sie tätig sind, wird Ihnen dieser Prozess wahrscheinlich unter etwas anderen Namen begegnen. So werden </text:span><text:span text:style-name="T22">Data Wrangling</text:span><text:span text:style-name="T23">, </text:span><text:span text:style-name="T24">Pre-Processin</text:span><text:span text:style-name="T25">g</text:span><text:span text:style-name="T26">, </text:span><text:span text:style-name="T27">Aufbereitung von Rohdaten, Datenaufbereitung</text:span><text:span text:style-name="T28"> etc., oft synonym verwendet. Im Allgemeinen ist mit Data<text:s/></text:span><text:soft-page-break/><text:span text:style-name="T29">Wrangling der Umgang mit einer größeren Menge von Daten gemeint. In diesem Kurs beschäftigen wir uns allerdings nicht gesondert mit großen Datensätzen.</text:span></text:p>
      <text:p text:style-name="P30"><text:span text:style-name="T31">Unten sehen Sie das schematische Prozessmodell des Data Wranglings, welches im nächsten Abschnitt näher erklärt wird. </text:span></text:p>
      <text:p text:style-name="P32"><text:span text:style-name="T33">An diesem Modell orientieren wir uns über den gesamten Kurs hinweg.</text:span></text:p>
      <text:list text:style-name="LFO1" text:continue-numbering="true">
        <text:list-item>
          <text:p text:style-name="P34">Hier Abb_1_3_Prozessmodell.jpg –<text:s/></text:p>
        </text:list-item>
      </text:list>
      <text:p text:style-name="P35"><text:span text:style-name="T36">Merke:</text:span><text:span text:style-name="T37"> </text:span><text:span text:style-name="T38">Die Aufbereitung von Daten kann einige Zeit in Anspruch nehmen, spart einem aber eine Menge Ärger. Wenn Sie nicht darauf achten, bei der Aufbereitung Ihrer Daten gewissenhaft vorzugehen, dann kann es sein, dass Sie bei der Analyse der Daten feststellen, da</text:span><text:span text:style-name="T39">ss Ihre Ergebnisse vielleicht keinen Sinn machen. Es kann natürlich sein, dass die Ergebnisse tatsächlich nicht interpretierbar sind, ein weiterer möglicher Grund ist aber auch eine falsche Aufbereitung der Rohdaten.</text:span></text:p>
      <text:p text:style-name="P40"><text:span text:style-name="T41">In manchen Bereichen, wie z.B. beim </text:span><text:span text:style-name="T42">Dat</text:span><text:span text:style-name="T43">a Mining </text:span><text:span text:style-name="T44">(hier werden große Datenbestände auf Muster, Querverbindungen und Trends untersucht) nimmt die Aufbereitung von Daten einen Großteil (bis zu 90%) des gesamten Arbeitsprozesses ein.</text:span></text:p>
      <text:list text:style-name="LFO1" text:continue-numbering="true">
        <text:list-item>
          <text:p text:style-name="P45">Hier neuer Abschnitt –<text:s/></text:p>
        </text:list-item>
      </text:list>
      <text:h text:style-name="P46" text:outline-level="2">Prozessmodell: Data Wrangling</text:h>
      <text:p text:style-name="P47">In diesem Abschnitt erhalten Sie einen kurzen Überblick über die einzelnen Schritte im Prozess der Datenaufbereitung.</text:p>
      <text:list text:style-name="LFO2" text:continue-numbering="true">
        <text:list-item>
          <text:p text:style-name="P48">Überblick verschaffen</text:p>
        </text:list-item>
      </text:list>
      <text:list text:style-name="LFO1" text:continue-numbering="true">
        <text:list-item>
          <text:p text:style-name="P49">Hier Abb_1_4_Überblick.jpg –<text:s/></text:p>
        </text:list-item>
      </text:list>
      <text:list text:style-name="LFO3" text:continue-numbering="true">
        <text:list-item>
          <text:p text:style-name="P50">Im ersten Schritt, bevor es an den tatsächlichen Umgang mit den (Roh-)Daten geht, müssen Sie sich einen Überblick verschaffen. Das gilt sowohl für den Umgang mit selbst erhobenen Daten als auch für den Umgang mit sogenannten Fremddaten.</text:p>
        </text:list-item>
      </text:list>
      <text:list text:style-name="LFO4" text:continue-numbering="true">
        <text:list-item>
          <text:p text:style-name="P51">Es kann zum Beispiel sein, dass Sie für Ihr Forschungsprojekt, Ihre Bachelor- oder Masterarbeit oder auch einfach aus Interesse frei zugängliche Daten analysieren wollen. Gerade weil diese Daten von Dritten vorbereitet, transformiert und benannt wurden, müssen Sie sich die notwendigen Informationen beschaffen, die Ihnen dabei helfen, den Datensatz zu verstehen.<text:line-break/> </text:p>
        </text:list-item>
      </text:list>
      <text:list text:style-name="LFO5" text:continue-numbering="true">
        <text:list-item>
          <text:p text:style-name="P52"><text:span text:style-name="T53">Der Schritt "Überblick verschaffen" kann viele verschiedene Unterschritte beinhalten. Wie viele, hängt schließlich davon ab, welche Informationen verfügbar sind und<text:s/></text:span><text:span text:style-name="T54">wie gewissenhaft die Person(en), die den Datensatz<text:s/></text:span><text:soft-page-break/><text:span text:style-name="T55">vorbereitet haben (</text:span><text:span text:style-name="T56">Data Wrangling</text:span><text:span text:style-name="T57">) vorgegangen sind.</text:span><text:span text:style-name="T58"><text:line-break/> </text:span></text:p>
        </text:list-item>
      </text:list>
      <text:list text:style-name="LFO6" text:continue-numbering="true">
        <text:list-item>
          <text:p text:style-name="P59">In diesem Kurs werden Sie lernen, wie Sie einen eigenen Datensatz auf die anschließende Analyse vorbereiten - so lernen Sie außerdem, was die Ersteller*innen eines frei verfügbaren Datensatzes wahrscheinlich vor der Veröffentlichung getan haben.</text:p>
        </text:list-item>
      </text:list>
      <text:p text:style-name="P60"/>
      <text:h text:style-name="P61" text:outline-level="3">2. Strukturieren</text:h>
      <text:list text:style-name="LFO1" text:continue-numbering="true">
        <text:list-item>
          <text:p text:style-name="P62">Hier Abb_1_5_Strukturieren.jpg –<text:s/></text:p>
        </text:list-item>
      </text:list>
      <text:p text:style-name="P63"/>
      <text:list text:style-name="LFO12" text:continue-numbering="true">
        <text:list-item>
          <text:p text:style-name="P64">Im zweiten Schritt ordnen Sie Ihre Daten so an, dass Sie für Sie in idealer "Ordnung" vorliegen. So kann es zum Beispiel sein, dass Sie einen Fremddatensatz nutzen und Sie möchten die Bezeichnungen für die einzelnen Variablen verändern, damit Sie sie besser auf einen Blick erkennen können. Vielleicht möchten Sie auch, dass die Reihenfolge der Variablen in Ihrer Datei anders ist als im Originaldatensatz, weil Sie so einen besseren Überblick haben. </text:p>
        </text:list-item>
        <text:list-item>
          <text:p text:style-name="P65"><text:span text:style-name="T66">Wie bereits erwähnt, werden Sie in diesem Kurs mit mehr oder</text:span><text:span text:style-name="T67"><text:s/>weniger selbst erhobenen Daten umgehen</text:span><text:span text:style-name="T68">. Das bedeutet, dass Sie sich z.B. sinnvolle Benennungen für die einzelnen Datenpunkte überlegen müssen, dass Sie die Anordnung der Variablen von Beginn an selbst festlegen und dass Sie entscheiden, welche Information</text:span><text:span text:style-name="T69">en in den Datensatz, der später für die Analyse genutzt werden soll, einfließen.</text:span></text:p>
        </text:list-item>
      </text:list>
      <text:h text:style-name="P70" text:outline-level="3">3. Bereinigen</text:h>
      <text:list text:style-name="LFO1" text:continue-numbering="true">
        <text:list-item>
          <text:p text:style-name="P71">Hier Abb_1_6_Bereinigen.jpg –<text:s/></text:p>
        </text:list-item>
      </text:list>
      <text:list text:style-name="LFO11" text:continue-numbering="true">
        <text:list-item>
          <text:p text:style-name="P72">In einem Datensatz, ob selbst oder durch Dritte erhoben, befinden sich oft auch Variablen, die Sie z.B. nicht für Ihre Analyse benötigen (z.B. wird bei Online-Umfragen durch das Online-Tool häufig der verwendete Browser mit angegeben). Außerdem müssen Sie eventuell auch einzelne Teilnehmende aus der Analyse ausschließen, z.B. weil diese nur sehr lückenhaft geantwortet haben oder angeben, dass sie nicht wollen, dass ihre Daten verarbeitet werden. </text:p>
        </text:list-item>
        <text:list-item>
          <text:p text:style-name="P73">In diesem dritten Schritt bereinigen Sie Ihren Datensatz, sodass am Ende nur noch diejenigen Variablen enthalten sind, die Sie brauchen und mit denen Sie etwas anfangen können.</text:p>
        </text:list-item>
      </text:list>
      <text:h text:style-name="P74" text:outline-level="3">4. Anreichern</text:h>
      <text:p text:style-name="Standard"/>
      <text:list text:style-name="LFO1" text:continue-numbering="true">
        <text:list-item>
          <text:p text:style-name="P75">Hier Abb_1_7_Anreichern.jpg –<text:s/></text:p>
        </text:list-item>
      </text:list>
      <text:soft-page-break/>
      <text:list text:style-name="LFO15" text:continue-numbering="true">
        <text:list-item>
          <text:p text:style-name="P76">Oft müssen Sie Ihren Datensatz auch noch weiter anreichern, damit Sie die Analysen durchführen können, die Sie durchführen wollen. </text:p>
        </text:list-item>
        <text:list-item>
          <text:p text:style-name="P77">Sie müssen z.B. Punktzahlen in einem Test für die verschiedenen Teilnehmenden berechnen, fehlende Werte ersetzen oder eine Zusatzinformation darüber eintragen, in welcher Experimentalgruppe sich eine Person befunden hat. </text:p>
        </text:list-item>
      </text:list>
      <text:h text:style-name="P78" text:outline-level="3">5. Validieren</text:h>
      <text:p text:style-name="Standard"/>
      <text:list text:style-name="LFO1" text:continue-numbering="true">
        <text:list-item>
          <text:p text:style-name="P79">Hier Abb_1_8_Validieren.jpg –</text:p>
        </text:list-item>
      </text:list>
      <text:list text:style-name="LFO19" text:continue-numbering="true">
        <text:list-item>
          <text:p text:style-name="P80">Im letzten Schritt,<text:s/>sollten Sie überprüfen, ob die Veränderungen, die Sie an den Daten vorgenommen haben, auch plausibel sind. Können die Daten so noch genutzt werden? Ist Ihnen vielleicht ein Fehler unterlaufen? Haben Sie etwas übersehen?</text:p>
        </text:list-item>
        <text:list-item>
          <text:p text:style-name="P81">In diesem Kurs lernen Sie verschiedene Möglichkeiten kennen, mit denen Sie die Plausibilität Ihrer vorangegangenen Schritte überprüfen können.</text:p>
        </text:list-item>
      </text:list>
      <text:p text:style-name="P82"/>
      <text:h text:style-name="P83" text:outline-level="3">Dokumentation</text:h>
      <text:p text:style-name="Standard"/>
      <text:list text:style-name="LFO1" text:continue-numbering="true">
        <text:list-item>
          <text:p text:style-name="P84">Hier Abb_1_2_Garbage_in_Garbage_out.jpg -<text:s/></text:p>
        </text:list-item>
      </text:list>
      <text:list text:style-name="LFO21" text:continue-numbering="true">
        <text:list-item>
          <text:p text:style-name="P85">Alle Schritte, die Sie bei der Datenaufbereitungen durchlaufen, sollten dokumentiert werden. Sowohl Sie als auch Andere sollten später genau nachvollziehen können, was mit den Rohdaten gemacht wurde. </text:p>
        </text:list-item>
        <text:list-item>
          <text:p text:style-name="P86">Je nachdem, welche(s) Programm(e) Sie zur Verarbeitung der Daten verwenden, bieten sich etwas unterschiedliche Tools zur Dokumentation an. </text:p>
        </text:list-item>
        <text:list-item>
          <text:p text:style-name="P87"><text:span text:style-name="T88">Merke:</text:span><text:span text:style-name="T89"> Natürlich kann es immer sein, dass Sie an einem Punkt im Prozess auf eine vorherige Stufe zurückfallen.</text:span></text:p>
        </text:list-item>
      </text:list>
      <text:p text:style-name="P90"/>
      <text:p text:style-name="P91"/>
      <text:p text:style-name="P9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roman" svg:panose-1="0 0 0 0 0 0 0 0 0 0"/>
    <style:font-face style:name="Times New Roman" svg:font-family="Times New Roman" style:font-family-generic="roman" style:font-pitch="variable" svg:panose-1="2 2 6 3 5 4 5 2 3 4"/>
    <style:font-face style:name="Aptos Display" svg:font-family="Aptos Display" style:font-family-generic="roman" svg:panose-1="0 0 0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Arial" style:font-name-complex="Times New Roman" fo:color="#0F476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Arial" style:font-name-complex="Times New Roman" fo:color="#0F476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Arial" style:font-name-complex="Times New Roman" fo:color="#0F476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Arial" style:font-name-complex="Times New Roman" fo:font-style="italic" style:font-style-asian="italic" style:font-style-complex="italic" fo:color="#0F476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Arial" style:font-name-complex="Times New Roman" fo:color="#0F476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Arial"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Arial"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Arial"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Arial" style:font-name-complex="Times New Roman" fo:color="#272727" fo:hyphenate="false"/>
    </style:style>
    <style:style style:name="Standard" style:display-name="Standard" style:family="paragraph">
      <style:text-properties style:font-name="Times New Roman" style:font-name-asian="Times New Roman" style:font-name-complex="Times New Roman" style:language-asian="de" style:country-asian="DE"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Arial" style:font-name-asian="Arial" style:font-name-complex="Arial" fo:font-size="20pt" style:font-size-asian="20pt" style:font-size-complex="20pt"/>
    </style:style>
    <style:style style:name="Heading2Char" style:display-name="Heading 2 Char" style:family="text" style:parent-style-name="Absatz-Standardschriftart">
      <style:text-properties style:font-name="Arial" style:font-name-asian="Arial" style:font-name-complex="Arial" fo:font-size="17pt" style:font-size-asian="17pt"/>
    </style:style>
    <style:style style:name="Heading3Char" style:display-name="Heading 3 Char" style:family="text" style:parent-style-name="Absatz-Standardschriftart">
      <style:text-properties style:font-name="Arial" style:font-name-asian="Arial" style:font-name-complex="Arial" fo:font-size="15pt" style:font-size-asian="15pt" style:font-size-complex="15pt"/>
    </style:style>
    <style:style style:name="Heading4Char" style:display-name="Heading 4 Char" style:family="text" style:parent-style-name="Absatz-Standardschriftart">
      <style:text-properties style:font-name="Arial" style:font-name-asian="Arial" style:font-name-complex="Arial" fo:font-weight="bold" style:font-weight-asian="bold" style:font-weight-complex="bold" fo:font-size="13pt" style:font-size-asian="13pt" style:font-size-complex="13pt"/>
    </style:style>
    <style:style style:name="Heading5Char" style:display-name="Heading 5 Char" style:family="text" style:parent-style-name="Absatz-Standardschriftart">
      <style:text-properties style:font-name="Arial" style:font-name-asian="Arial" style:font-name-complex="Arial" fo:font-weight="bold" style:font-weight-asian="bold" style:font-weight-complex="bold" fo:font-size="12pt" style:font-size-asian="12pt" style:font-size-complex="12pt"/>
    </style:style>
    <style:style style:name="Heading6Char" style:display-name="Heading 6 Char" style:family="text" style:parent-style-name="Absatz-Standardschriftart">
      <style:text-properties style:font-name="Arial" style:font-name-asian="Arial" style:font-name-complex="Arial" fo:font-weight="bold" style:font-weight-asian="bold" style:font-weight-complex="bold" fo:font-size="11pt" style:font-size-asian="11pt" style:font-size-complex="11pt"/>
    </style:style>
    <style:style style:name="Heading7Char" style:display-name="Heading 7 Char" style:family="text" style:parent-style-name="Absatz-Standardschriftart">
      <style:text-properties style:font-name="Arial" style:font-name-asian="Arial" style:font-name-complex="Arial" fo:font-weight="bold" style:font-weight-asian="bold" style:font-weight-complex="bold" fo:font-style="italic" style:font-style-asian="italic" style:font-style-complex="italic" fo:font-size="11pt" style:font-size-asian="11pt" style:font-size-complex="11pt"/>
    </style:style>
    <style:style style:name="Heading8Char" style:display-name="Heading 8 Char" style:family="text" style:parent-style-name="Absatz-Standardschriftart">
      <style:text-properties style:font-name="Arial" style:font-name-asian="Arial" style:font-name-complex="Arial" fo:font-style="italic" style:font-style-asian="italic" style:font-style-complex="italic" fo:font-size="11pt" style:font-size-asian="11pt" style:font-size-complex="11pt"/>
    </style:style>
    <style:style style:name="Heading9Char" style:display-name="Heading 9 Char" style:family="text" style:parent-style-name="Absatz-Standardschriftart">
      <style:text-properties style:font-name="Arial" style:font-name-asian="Arial" style:font-name-complex="Arial" fo:font-style="italic" style:font-style-asian="italic" style:font-style-complex="italic" fo:font-size="10.5pt" style:font-size-asian="10.5pt" style:font-size-complex="10.5pt"/>
    </style:style>
    <style:style style:name="KeinLeerraum" style:display-name="Kein Leerraum" style:family="paragraph">
      <style:text-properties fo:hyphenate="false"/>
    </style:style>
    <style:style style:name="TitleChar" style:display-name="Title Char" style:family="text" style:parent-style-name="Absatz-Standardschriftart">
      <style:text-properties fo:font-size="24pt" style:font-size-asian="24pt" style:font-size-complex="24pt"/>
    </style:style>
    <style:style style:name="SubtitleChar" style:display-name="Subtitle Char" style:family="text" style:parent-style-name="Absatz-Standardschriftart">
      <style:text-properties fo:font-size="12pt" style:font-size-asian="12pt" style:font-size-complex="12pt"/>
    </style:style>
    <style:style style:name="QuoteChar" style:display-name="Quote Char" style:family="text">
      <style:text-properties fo:font-style="italic" style:font-style-asian="italic"/>
    </style:style>
    <style:style style:name="IntenseQuoteChar" style:display-name="Intense Quote Char" style:family="text">
      <style:text-properties fo:font-style="italic" style:font-style-asian="italic"/>
    </style:style>
    <style:style style:name="Kopfzeile" style:display-name="Kopfzeile" style:family="paragraph" style:parent-style-name="Standard">
      <style:paragraph-properties>
        <style:tab-stops>
          <style:tab-stop style:type="center" style:position="4.9604in"/>
          <style:tab-stop style:type="right" style:position="9.921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style:tab-stops>
          <style:tab-stop style:type="center" style:position="4.9604in"/>
          <style:tab-stop style:type="right" style:position="9.9215in"/>
        </style:tab-stops>
      </style:paragraph-properties>
      <style:text-properties fo:hyphenate="false"/>
    </style:style>
    <style:style style:name="FooterChar" style:display-name="Footer Char" style:family="text" style:parent-style-name="Absatz-Standardschriftart"/>
    <style:style style:name="Beschriftung" style:display-name="Beschriftung" style:family="paragraph" style:parent-style-name="Standard" style:next-style-name="Standard">
      <style:paragraph-properties fo:line-height="115%"/>
      <style:text-properties fo:font-weight="bold" style:font-weight-asian="bold" style:font-weight-complex="bold" fo:color="#156082" fo:font-size="9pt" style:font-size-asian="9pt" style:font-size-complex="9pt" fo:hyphenate="false"/>
    </style:style>
    <style:style style:name="FußzeileZchn" style:display-name="Fußzeile Zchn" style:family="text"/>
    <style:style style:name="Hyperlink" style:display-name="Hyperlink" style:family="text">
      <style:text-properties fo:color="#467886" style:text-underline-type="single" style:text-underline-style="solid" style:text-underline-width="auto" style:text-underline-mode="continuous"/>
    </style:style>
    <style:style style:name="Fußnotentext" style:display-name="Fußnotentext" style:family="paragraph" style:parent-style-name="Standard">
      <style:paragraph-properties fo:margin-bottom="0.0277in"/>
      <style:text-properties fo:font-size="9pt" style:font-size-asian="9pt" fo:hyphenate="false"/>
    </style:style>
    <style:style style:name="FußnotentextZchn" style:display-name="Fußnotentext Zchn" style:family="text">
      <style:text-properties fo:font-size="9pt" style:font-size-asian="9pt"/>
    </style:style>
    <style:style style:name="Fußnotenzeichen" style:display-name="Fußnotenzeichen" style:family="text" style:parent-style-name="Absatz-Standardschriftart">
      <style:text-properties style:text-position="super 66.6%"/>
    </style:style>
    <style:style style:name="Endnotentext" style:display-name="Endnotentext" style:family="paragraph" style:parent-style-name="Standard">
      <style:text-properties fo:font-size="10pt" style:font-size-asian="10pt" fo:hyphenate="false"/>
    </style:style>
    <style:style style:name="EndnotentextZchn" style:display-name="Endnotentext Zchn" style:family="text">
      <style:text-properties fo:font-size="10pt" style:font-size-asian="10pt"/>
    </style:style>
    <style:style style:name="Endnotenzeichen" style:display-name="Endnotenzeichen" style:family="text" style:parent-style-name="Absatz-Standardschriftart">
      <style:text-properties style:text-position="super 66.6%"/>
    </style:style>
    <style:style style:name="Verzeichnis1" style:display-name="Verzeichnis 1" style:family="paragraph" style:parent-style-name="Standard" style:next-style-name="Standard">
      <style:paragraph-properties fo:margin-bottom="0.0395in"/>
      <style:text-properties fo:hyphenate="false"/>
    </style:style>
    <style:style style:name="Verzeichnis2" style:display-name="Verzeichnis 2" style:family="paragraph" style:parent-style-name="Standard" style:next-style-name="Standard">
      <style:paragraph-properties fo:margin-bottom="0.0395in" fo:margin-left="0.1965in">
        <style:tab-stops/>
      </style:paragraph-properties>
      <style:text-properties fo:hyphenate="false"/>
    </style:style>
    <style:style style:name="Verzeichnis3" style:display-name="Verzeichnis 3" style:family="paragraph" style:parent-style-name="Standard" style:next-style-name="Standard">
      <style:paragraph-properties fo:margin-bottom="0.0395in" fo:margin-left="0.3937in">
        <style:tab-stops/>
      </style:paragraph-properties>
      <style:text-properties fo:hyphenate="false"/>
    </style:style>
    <style:style style:name="Verzeichnis4" style:display-name="Verzeichnis 4" style:family="paragraph" style:parent-style-name="Standard" style:next-style-name="Standard">
      <style:paragraph-properties fo:margin-bottom="0.0395in" fo:margin-left="0.5902in">
        <style:tab-stops/>
      </style:paragraph-properties>
      <style:text-properties fo:hyphenate="false"/>
    </style:style>
    <style:style style:name="Verzeichnis5" style:display-name="Verzeichnis 5" style:family="paragraph" style:parent-style-name="Standard" style:next-style-name="Standard">
      <style:paragraph-properties fo:margin-bottom="0.0395in" fo:margin-left="0.7875in">
        <style:tab-stops/>
      </style:paragraph-properties>
      <style:text-properties fo:hyphenate="false"/>
    </style:style>
    <style:style style:name="Verzeichnis6" style:display-name="Verzeichnis 6" style:family="paragraph" style:parent-style-name="Standard" style:next-style-name="Standard">
      <style:paragraph-properties fo:margin-bottom="0.0395in" fo:margin-left="0.984in">
        <style:tab-stops/>
      </style:paragraph-properties>
      <style:text-properties fo:hyphenate="false"/>
    </style:style>
    <style:style style:name="Verzeichnis7" style:display-name="Verzeichnis 7" style:family="paragraph" style:parent-style-name="Standard" style:next-style-name="Standard">
      <style:paragraph-properties fo:margin-bottom="0.0395in" fo:margin-left="1.1812in">
        <style:tab-stops/>
      </style:paragraph-properties>
      <style:text-properties fo:hyphenate="false"/>
    </style:style>
    <style:style style:name="Verzeichnis8" style:display-name="Verzeichnis 8" style:family="paragraph" style:parent-style-name="Standard" style:next-style-name="Standard">
      <style:paragraph-properties fo:margin-bottom="0.0395in" fo:margin-left="1.3777in">
        <style:tab-stops/>
      </style:paragraph-properties>
      <style:text-properties fo:hyphenate="false"/>
    </style:style>
    <style:style style:name="Verzeichnis9" style:display-name="Verzeichnis 9" style:family="paragraph" style:parent-style-name="Standard" style:next-style-name="Standard">
      <style:paragraph-properties fo:margin-bottom="0.0395in" fo:margin-left="1.575in">
        <style:tab-stops/>
      </style:paragraph-properties>
      <style:text-properties fo:hyphenate="false"/>
    </style:style>
    <style:style style:name="Inhaltsverzeichnisüberschrift" style:display-name="Inhaltsverzeichnisüberschrift" style:family="paragraph">
      <style:text-properties fo:hyphenate="false"/>
    </style:style>
    <style:style style:name="Abbildungsverzeichnis" style:display-name="Abbildungsverzeichnis" style:family="paragraph" style:parent-style-name="Standard" style:next-style-name="Standard">
      <style:text-properties fo:hyphenate="false"/>
    </style:style>
    <style:style style:name="Überschrift1Zchn" style:display-name="Überschrift 1 Zchn" style:family="text" style:parent-style-name="Absatz-Standardschriftart">
      <style:text-properties style:font-name="Aptos Display" style:font-name-asian="Arial" style:font-name-complex="Times New Roman" fo:color="#0F4761" fo:font-size="20pt" style:font-size-asian="20pt" style:font-size-complex="20pt"/>
    </style:style>
    <style:style style:name="Überschrift2Zchn" style:display-name="Überschrift 2 Zchn" style:family="text" style:parent-style-name="Absatz-Standardschriftart">
      <style:text-properties style:font-name="Aptos Display" style:font-name-asian="Arial" style:font-name-complex="Times New Roman" fo:color="#0F4761" fo:font-size="16pt" style:font-size-asian="16pt" style:font-size-complex="16pt"/>
    </style:style>
    <style:style style:name="Überschrift3Zchn" style:display-name="Überschrift 3 Zchn" style:family="text" style:parent-style-name="Absatz-Standardschriftart">
      <style:text-properties style:font-name-asian="Arial" style:font-name-complex="Times New Roman" fo:color="#0F4761" fo:font-size="14pt" style:font-size-asian="14pt" style:font-size-complex="14pt"/>
    </style:style>
    <style:style style:name="Überschrift4Zchn" style:display-name="Überschrift 4 Zchn" style:family="text" style:parent-style-name="Absatz-Standardschriftart">
      <style:text-properties style:font-name-asian="Arial" style:font-name-complex="Times New Roman" fo:font-style="italic" style:font-style-asian="italic" style:font-style-complex="italic" fo:color="#0F4761"/>
    </style:style>
    <style:style style:name="Überschrift5Zchn" style:display-name="Überschrift 5 Zchn" style:family="text" style:parent-style-name="Absatz-Standardschriftart">
      <style:text-properties style:font-name-asian="Arial" style:font-name-complex="Times New Roman" fo:color="#0F4761"/>
    </style:style>
    <style:style style:name="Überschrift6Zchn" style:display-name="Überschrift 6 Zchn" style:family="text" style:parent-style-name="Absatz-Standardschriftart">
      <style:text-properties style:font-name-asian="Arial" style:font-name-complex="Times New Roman" fo:font-style="italic" style:font-style-asian="italic" style:font-style-complex="italic" fo:color="#595959"/>
    </style:style>
    <style:style style:name="Überschrift7Zchn" style:display-name="Überschrift 7 Zchn" style:family="text" style:parent-style-name="Absatz-Standardschriftart">
      <style:text-properties style:font-name-asian="Arial" style:font-name-complex="Times New Roman" fo:color="#595959"/>
    </style:style>
    <style:style style:name="Überschrift8Zchn" style:display-name="Überschrift 8 Zchn" style:family="text" style:parent-style-name="Absatz-Standardschriftart">
      <style:text-properties style:font-name-asian="Arial" style:font-name-complex="Times New Roman" fo:font-style="italic" style:font-style-asian="italic" style:font-style-complex="italic" fo:color="#272727"/>
    </style:style>
    <style:style style:name="Überschrift9Zchn" style:display-name="Überschrift 9 Zchn" style:family="text" style:parent-style-name="Absatz-Standardschriftart">
      <style:text-properties style:font-name-asian="Arial" style:font-name-complex="Times New Roman" fo:color="#272727"/>
    </style:style>
    <style:style style:name="Titel" style:display-name="Titel" style:family="paragraph" style:parent-style-name="Standard" style:next-style-name="Standard">
      <style:paragraph-properties fo:margin-bottom="0.0555in"/>
      <style:text-properties style:font-name="Aptos Display" style:font-name-asian="Arial" style:font-name-complex="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Aptos Display" style:font-name-asian="Arial" style:font-name-complex="Times New Roman" fo:letter-spacing="-0.0069in"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Arial"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Arial"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ivesZitatZchn" style:display-name="Intensives Zitat Zchn"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StandardWeb" style:display-name="Standard (Web)" style:family="paragraph" style:parent-style-name="Standard">
      <style:paragraph-properties fo:margin-top="0.0694in" fo:margin-bottom="0.0694in"/>
      <style:text-properties fo:hyphenate="false"/>
    </style:style>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Times New Roman" style:font-name-complex="Arial" fo:color="#000000" fo:font-size="18pt" style:font-size-asian="18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Courier New" style:font-name-complex="Courier New" fo:color="#000000" fo:font-size="18pt" style:font-size-asian="18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ourier New" style:font-name-complex="Courier New" fo:color="#000000" fo:font-size="18pt" style:font-size-asian="18pt"/>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fo:color="#000000" fo:font-size="18pt" style:font-size-asian="18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Courier New" style:font-name-complex="Courier New" fo:color="#000000" fo:font-size="18pt" style:font-size-asian="18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ourier New" style:font-name-complex="Courier New" fo:color="#000000" fo:font-size="18pt" style:font-size-asian="18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Courier New" style:font-name-complex="Courier New" fo:color="#000000" fo:font-size="18pt" style:font-size-asian="18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ourier New" style:font-name-complex="Courier New" fo:color="#000000" fo:font-size="18pt" style:font-size-asian="18p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fo:color="#000000" fo:font-size="18pt" style:font-size-asian="18p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fo:color="#000000" fo:font-size="18pt" style:font-size-asian="18pt"/>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c445e"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space"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space"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space"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space"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space"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space"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space"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space"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space"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space" fo:margin-left="4.5in" fo:text-indent="-0.125in"/>
        </style:list-level-properties>
      </text:list-level-style-number>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1">
      <text:list-level-style-bullet text:level="1" text:style-name="WW_CharLFO11LVL1"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in" text:min-label-width="0.25in" text:list-level-position-and-space-mode="label-alignment">
          <style:list-level-label-alignment text:label-followed-by="space" fo:margin-left="1.25in" fo:text-indent="-0.25in"/>
        </style:list-level-properties>
        <style:text-properties style:font-name="Courier New"/>
      </text:list-level-style-bullet>
      <text:list-level-style-bullet text:level="2" text:style-name="WW_CharLFO12LVL2" text:bullet-char="o">
        <style:list-level-properties text:space-before="1.5in" text:min-label-width="0.25in" text:list-level-position-and-space-mode="label-alignment">
          <style:list-level-label-alignment text:label-followed-by="space"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space"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space"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space"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space"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space"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space"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space" fo:margin-left="5.2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4">
      <text:list-level-style-bullet text:level="1" text:style-name="WW_CharLFO14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6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space"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space"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19">
      <text:list-level-style-bullet text:level="1" text:style-name="WW_CharLFO19LVL1"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2" text:style-name="WW_CharLFO19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space"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2" text:style-name="WW_CharLFO21LVL2" text:bullet-char="o">
        <style:list-level-properties text:space-before="0.75in" text:min-label-width="0.25in" text:list-level-position-and-space-mode="label-alignment">
          <style:list-level-label-alignment text:label-followed-by="space"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space"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space"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space"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space"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space"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space"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space" fo:margin-left="4.5in" fo:text-indent="-0.25in"/>
        </style:list-level-properties>
        <style:text-properties style:font-name="Wingdings"/>
      </text:list-level-style-bullet>
    </text:list-style>
    <style:page-layout style:name="PL0">
      <style:page-layout-properties fo:page-width="8.268in" fo:page-height="11.693in" style:print-orientation="landscape"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a Posny</meta:initial-creator>
    <dc:creator>Jessica Stegemann</dc:creator>
    <meta:creation-date>2024-08-14T06:50:00Z</meta:creation-date>
    <dc:date>2024-08-14T06:50:00Z</dc:date>
    <meta:template xlink:href="Normal.dotm" xlink:type="simple"/>
    <meta:editing-cycles>2</meta:editing-cycles>
    <meta:editing-duration>PT0S</meta:editing-duration>
    <meta:document-statistic meta:page-count="4" meta:paragraph-count="15" meta:word-count="1096" meta:character-count="7992" meta:row-count="57" meta:non-whitespace-character-count="6911"/>
  </office:meta>
</office:document-meta>
</file>